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5cm" fo:min-width="3.4cm"/>
    </style:style>
    <style:style style:name="gr3" style:family="graphic" style:parent-style-name="standard">
      <style:graphic-properties draw:fill-color="#5e8ac7" draw:textarea-horizontal-align="justify" draw:textarea-vertical-align="middle" draw:auto-grow-height="false" fo:min-height="1.942cm" fo:min-width="3.32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5e8ac7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cm" svg:height="1.1cm" svg:x="7.5cm" svg:y="1cm">
          <draw:text-box>
            <text:p text:style-name="P1"><text:span text:style-name="T1">QR_based system</text:span></text:p>
          </draw:text-box>
        </draw:frame>
        <draw:custom-shape draw:style-name="gr2" draw:text-style-name="P4" draw:layer="layout" svg:width="3.9cm" svg:height="1cm" svg:x="3cm" svg:y="3cm">
          <text:p text:style-name="P3"><text:span text:style-name="T2">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cm" svg:height="1cm" svg:x="13.1cm" svg:y="3cm">
          <text:p text:style-name="P3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4cm" svg:height="3.1cm" svg:x="8cm" svg:y="7.1cm">
          <text:p text:style-name="P3"><text:span text:style-name="T3">QR_Ba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cm" svg:y1="4cm" svg:x2="8cm" svg:y2="8.6cm">
          <text:p/>
        </draw:line>
        <draw:line draw:style-name="gr4" draw:text-style-name="P6" draw:layer="layout" svg:x1="8.8cm" svg:y1="7.5cm" svg:x2="6cm" svg:y2="4cm">
          <text:p/>
        </draw:line>
        <draw:line draw:style-name="gr4" draw:text-style-name="P6" draw:layer="layout" svg:x1="12.7cm" svg:y1="7.5cm" svg:x2="14.5cm" svg:y2="4cm">
          <text:p/>
        </draw:line>
        <draw:line draw:style-name="gr4" draw:text-style-name="P6" draw:layer="layout" svg:x1="16cm" svg:y1="4cm" svg:x2="13.4cm" svg:y2="8.7cm">
          <text:p/>
        </draw:line>
        <draw:line draw:style-name="gr5" draw:text-style-name="P6" draw:layer="layout" svg:x1="8cm" svg:y1="12cm" svg:x2="13cm" svg:y2="12cm">
          <text:p/>
        </draw:line>
        <draw:line draw:style-name="gr5" draw:text-style-name="P6" draw:layer="layout" svg:x1="8cm" svg:y1="13cm" svg:x2="13cm" svg:y2="13cm">
          <text:p/>
        </draw:line>
        <draw:frame draw:style-name="gr6" draw:text-style-name="P8" draw:layer="layout" svg:width="5.1cm" svg:height="0.9cm" svg:x="8.2cm" svg:y="12cm">
          <draw:text-box>
            <text:p text:style-name="P7"><text:span text:style-name="T3">QR_DataBase</text:span></text:p>
          </draw:text-box>
        </draw:frame>
        <draw:line draw:style-name="gr4" draw:text-style-name="P6" draw:layer="layout" svg:x1="9.1cm" svg:y1="9.8cm" svg:x2="9.1cm" svg:y2="12.1cm">
          <text:p/>
        </draw:line>
        <draw:line draw:style-name="gr4" draw:text-style-name="P6" draw:layer="layout" svg:x1="12cm" svg:y1="12cm" svg:x2="12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2:51:14.475949543</meta:creation-date>
    <dc:date>2020-04-15T13:45:01.536020706</dc:date>
    <meta:editing-duration>PT8M6S</meta:editing-duration>
    <meta:editing-cycles>1</meta:editing-cycles>
    <meta:generator>LibreOffice/6.0.7.3$Linux_X86_64 LibreOffice_project/00m0$Build-3</meta:generator>
    <meta:document-statistic meta:object-count="13"/>
  </office:meta>
</office:document-meta>
</file>